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4cf9e7dc2e37129bbed87bd81455c51" style:family="table-column">
      <style:table-column-properties fo:break-before="auto" style:use-optimal-column-width="false" style:column-width="6cm"/>
    </style:style>
    <style:style style:name="odsStyleTableColumn-bc688136e0ac38efaeb0a7f74d720ccb" style:family="table-column">
      <style:table-column-properties fo:break-before="auto" style:use-optimal-column-width="false" style:column-width="5cm"/>
    </style:style>
    <style:style style:name="odsStyleTableColumn-67a9cfdb1084ee5739b5a4e8e0d89fa2" style:family="table-column">
      <style:table-column-properties fo:break-before="auto" style:use-optimal-column-width="false" style:column-width="3cm"/>
    </style:style>
    <style:style style:name="odsStyleTableCell-f671c8aca8eaecd186f27350a67652e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3fcd58023e359b3e5c88a8c74a1e5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949d3abe4fbd493d62339ee08f1125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c2b3bad237f218e9cd542d779f4df5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036c7aaa1a37e9e953e297a3286a597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9f38e2fee4363fcad539b40d8b9041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4cf9e7dc2e37129bbed87bd81455c51" table:default-cell-style-name="Default"/>
        <table:table-column table:style-name="odsStyleTableColumn-bc688136e0ac38efaeb0a7f74d720ccb" table:default-cell-style-name="Default"/>
        <table:table-column table:style-name="odsStyleTableColumn-67a9cfdb1084ee5739b5a4e8e0d89fa2" table:default-cell-style-name="Default"/>
        <table:table-column table:style-name="odsStyleTableColumn-67a9cfdb1084ee5739b5a4e8e0d89fa2" table:default-cell-style-name="Default"/>
        <table:table-column table:style-name="odsStyleTableColumn-67a9cfdb1084ee5739b5a4e8e0d89fa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671c8aca8eaecd186f27350a67652e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3fcd58023e359b3e5c88a8c74a1e58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3fcd58023e359b3e5c88a8c74a1e583" table:number-columns-spanned="5" table:number-rows-spanned="1" office:value-type="string">
            <text:p>TABLA No. 23-24</text:p>
          </table:table-cell>
          <table:covered-table-cell table:number-columns-repeated="4"/>
        </table:table-row>
        <table:table-row table:style-name="ro1">
          <table:table-cell table:style-name="odsStyleTableCell-03fcd58023e359b3e5c88a8c74a1e583" table:number-columns-spanned="5" table:number-rows-spanned="1" office:value-type="string">
            <text:p>TABLA DE COTIZACIONES DEL 2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3fcd58023e359b3e5c88a8c74a1e58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949d3abe4fbd493d62339ee08f1125b" office:value-type="string">
            <text:p>PAIS</text:p>
          </table:table-cell>
          <table:table-cell table:style-name="odsStyleTableCell-b949d3abe4fbd493d62339ee08f1125b" office:value-type="string">
            <text:p>UNIDAD MONETARIA</text:p>
          </table:table-cell>
          <table:table-cell table:style-name="odsStyleTableCell-b949d3abe4fbd493d62339ee08f1125b" office:value-type="string">
            <text:p>MONEDA</text:p>
          </table:table-cell>
          <table:table-cell table:style-name="odsStyleTableCell-b949d3abe4fbd493d62339ee08f1125b" office:value-type="string">
            <text:p>TIPO DE CAMBIO EN Bs POR UNIDAD DE MONEDA EXTRANJERA</text:p>
          </table:table-cell>
          <table:table-cell table:style-name="odsStyleTableCell-b949d3abe4fbd493d62339ee08f1125b" office:value-type="string">
            <text:p>TIPO DE CAMBIO EN M.E.</text:p>
          </table:table-cell>
        </table:table-row>
        <table:table-row table:style-name="ro1">
          <table:table-cell table:style-name="odsStyleTableCell-bc2b3bad237f218e9cd542d779f4df5d" office:value-type="string">
            <text:p>ESTADOS UNIDOS</text:p>
          </table:table-cell>
          <table:table-cell table:style-name="odsStyleTableCell-bc2b3bad237f218e9cd542d779f4df5d" office:value-type="string">
            <text:p>DOLAR VENTA</text:p>
          </table:table-cell>
          <table:table-cell table:style-name="odsStyleTableCell-bc2b3bad237f218e9cd542d779f4df5d" office:value-type="string">
            <text:p>USD.VENTA</text:p>
          </table:table-cell>
          <table:table-cell table:style-name="odsStyleTableCell-1036c7aaa1a37e9e953e297a3286a597" office:value-type="string">
            <text:p>6.96000</text:p>
          </table:table-cell>
          <table:table-cell table:style-name="odsStyleTableCell-1036c7aaa1a37e9e953e297a3286a597" office:value-type="string">
            <text:p/>
          </table:table-cell>
        </table:table-row>
        <table:table-row table:style-name="ro1">
          <table:table-cell table:style-name="odsStyleTableCell-bc2b3bad237f218e9cd542d779f4df5d" office:value-type="string">
            <text:p>ESTADOS UNIDOS</text:p>
          </table:table-cell>
          <table:table-cell table:style-name="odsStyleTableCell-bc2b3bad237f218e9cd542d779f4df5d" office:value-type="string">
            <text:p>DOLAR COMPRA</text:p>
          </table:table-cell>
          <table:table-cell table:style-name="odsStyleTableCell-bc2b3bad237f218e9cd542d779f4df5d" office:value-type="string">
            <text:p>USD.COMPRA</text:p>
          </table:table-cell>
          <table:table-cell table:style-name="odsStyleTableCell-1036c7aaa1a37e9e953e297a3286a597" office:value-type="string">
            <text:p>6.86000</text:p>
          </table:table-cell>
          <table:table-cell table:style-name="odsStyleTableCell-1036c7aaa1a37e9e953e297a3286a597" office:value-type="string">
            <text:p/>
          </table:table-cell>
        </table:table-row>
        <table:table-row table:style-name="ro1">
          <table:table-cell table:style-name="odsStyleTableCell-bc2b3bad237f218e9cd542d779f4df5d" office:value-type="string">
            <text:p>UNION EUROPEA</text:p>
          </table:table-cell>
          <table:table-cell table:style-name="odsStyleTableCell-bc2b3bad237f218e9cd542d779f4df5d" office:value-type="string">
            <text:p>EURO</text:p>
          </table:table-cell>
          <table:table-cell table:style-name="odsStyleTableCell-bc2b3bad237f218e9cd542d779f4df5d" office:value-type="string">
            <text:p>EUR</text:p>
          </table:table-cell>
          <table:table-cell table:style-name="odsStyleTableCell-1036c7aaa1a37e9e953e297a3286a597" office:value-type="string">
            <text:p>7.45960</text:p>
          </table:table-cell>
          <table:table-cell table:style-name="odsStyleTableCell-1036c7aaa1a37e9e953e297a3286a597" office:value-type="string">
            <text:p>0.91962</text:p>
          </table:table-cell>
        </table:table-row>
        <table:table-row table:style-name="ro1">
          <table:table-cell table:style-name="odsStyleTableCell-bc2b3bad237f218e9cd542d779f4df5d" office:value-type="string">
            <text:p>JAPON</text:p>
          </table:table-cell>
          <table:table-cell table:style-name="odsStyleTableCell-bc2b3bad237f218e9cd542d779f4df5d" office:value-type="string">
            <text:p>YEN</text:p>
          </table:table-cell>
          <table:table-cell table:style-name="odsStyleTableCell-bc2b3bad237f218e9cd542d779f4df5d" office:value-type="string">
            <text:p>JPY</text:p>
          </table:table-cell>
          <table:table-cell table:style-name="odsStyleTableCell-1036c7aaa1a37e9e953e297a3286a597" office:value-type="string">
            <text:p>0.04691</text:p>
          </table:table-cell>
          <table:table-cell table:style-name="odsStyleTableCell-1036c7aaa1a37e9e953e297a3286a597" office:value-type="string">
            <text:p>146.24000</text:p>
          </table:table-cell>
        </table:table-row>
        <table:table-row table:style-name="ro1">
          <table:table-cell table:style-name="odsStyleTableCell-bc2b3bad237f218e9cd542d779f4df5d" office:value-type="string">
            <text:p>ARABIA SAUDITA</text:p>
          </table:table-cell>
          <table:table-cell table:style-name="odsStyleTableCell-bc2b3bad237f218e9cd542d779f4df5d" office:value-type="string">
            <text:p>RIYAL SAUDÍ</text:p>
          </table:table-cell>
          <table:table-cell table:style-name="odsStyleTableCell-bc2b3bad237f218e9cd542d779f4df5d" office:value-type="string">
            <text:p>SAR</text:p>
          </table:table-cell>
          <table:table-cell table:style-name="odsStyleTableCell-1036c7aaa1a37e9e953e297a3286a597" office:value-type="string">
            <text:p>1.82933</text:p>
          </table:table-cell>
          <table:table-cell table:style-name="odsStyleTableCell-1036c7aaa1a37e9e953e297a3286a597" office:value-type="string">
            <text:p>3.75000</text:p>
          </table:table-cell>
        </table:table-row>
        <table:table-row table:style-name="ro1">
          <table:table-cell table:style-name="odsStyleTableCell-bc2b3bad237f218e9cd542d779f4df5d" office:value-type="string">
            <text:p>ARGELIA</text:p>
          </table:table-cell>
          <table:table-cell table:style-name="odsStyleTableCell-bc2b3bad237f218e9cd542d779f4df5d" office:value-type="string">
            <text:p>DINAR ARGELINO</text:p>
          </table:table-cell>
          <table:table-cell table:style-name="odsStyleTableCell-bc2b3bad237f218e9cd542d779f4df5d" office:value-type="string">
            <text:p>DZD</text:p>
          </table:table-cell>
          <table:table-cell table:style-name="odsStyleTableCell-1036c7aaa1a37e9e953e297a3286a597" office:value-type="string">
            <text:p>0.05105</text:p>
          </table:table-cell>
          <table:table-cell table:style-name="odsStyleTableCell-1036c7aaa1a37e9e953e297a3286a597" office:value-type="string">
            <text:p>134.38720</text:p>
          </table:table-cell>
        </table:table-row>
        <table:table-row table:style-name="ro1">
          <table:table-cell table:style-name="odsStyleTableCell-bc2b3bad237f218e9cd542d779f4df5d" office:value-type="string">
            <text:p>ARGENTINA</text:p>
          </table:table-cell>
          <table:table-cell table:style-name="odsStyleTableCell-bc2b3bad237f218e9cd542d779f4df5d" office:value-type="string">
            <text:p>PESO</text:p>
          </table:table-cell>
          <table:table-cell table:style-name="odsStyleTableCell-bc2b3bad237f218e9cd542d779f4df5d" office:value-type="string">
            <text:p>ARS</text:p>
          </table:table-cell>
          <table:table-cell table:style-name="odsStyleTableCell-1036c7aaa1a37e9e953e297a3286a597" office:value-type="string">
            <text:p>0.00830</text:p>
          </table:table-cell>
          <table:table-cell table:style-name="odsStyleTableCell-1036c7aaa1a37e9e953e297a3286a597" office:value-type="string">
            <text:p>826.87990</text:p>
          </table:table-cell>
        </table:table-row>
        <table:table-row table:style-name="ro1">
          <table:table-cell table:style-name="odsStyleTableCell-bc2b3bad237f218e9cd542d779f4df5d" office:value-type="string">
            <text:p>AUSTRALIA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AUD</text:p>
          </table:table-cell>
          <table:table-cell table:style-name="odsStyleTableCell-1036c7aaa1a37e9e953e297a3286a597" office:value-type="string">
            <text:p>4.50906</text:p>
          </table:table-cell>
          <table:table-cell table:style-name="odsStyleTableCell-1036c7aaa1a37e9e953e297a3286a597" office:value-type="string">
            <text:p>1.52138</text:p>
          </table:table-cell>
        </table:table-row>
        <table:table-row table:style-name="ro1">
          <table:table-cell table:style-name="odsStyleTableCell-bc2b3bad237f218e9cd542d779f4df5d" office:value-type="string">
            <text:p>BRASIL</text:p>
          </table:table-cell>
          <table:table-cell table:style-name="odsStyleTableCell-bc2b3bad237f218e9cd542d779f4df5d" office:value-type="string">
            <text:p>REAL</text:p>
          </table:table-cell>
          <table:table-cell table:style-name="odsStyleTableCell-bc2b3bad237f218e9cd542d779f4df5d" office:value-type="string">
            <text:p>BRL</text:p>
          </table:table-cell>
          <table:table-cell table:style-name="odsStyleTableCell-1036c7aaa1a37e9e953e297a3286a597" office:value-type="string">
            <text:p>1.39587</text:p>
          </table:table-cell>
          <table:table-cell table:style-name="odsStyleTableCell-1036c7aaa1a37e9e953e297a3286a597" office:value-type="string">
            <text:p>4.91450</text:p>
          </table:table-cell>
        </table:table-row>
        <table:table-row table:style-name="ro1">
          <table:table-cell table:style-name="odsStyleTableCell-bc2b3bad237f218e9cd542d779f4df5d" office:value-type="string">
            <text:p>CANADA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CAD</text:p>
          </table:table-cell>
          <table:table-cell table:style-name="odsStyleTableCell-1036c7aaa1a37e9e953e297a3286a597" office:value-type="string">
            <text:p>5.12667</text:p>
          </table:table-cell>
          <table:table-cell table:style-name="odsStyleTableCell-1036c7aaa1a37e9e953e297a3286a597" office:value-type="string">
            <text:p>1.33810</text:p>
          </table:table-cell>
        </table:table-row>
        <table:table-row table:style-name="ro1">
          <table:table-cell table:style-name="odsStyleTableCell-bc2b3bad237f218e9cd542d779f4df5d" office:value-type="string">
            <text:p>CHILE</text:p>
          </table:table-cell>
          <table:table-cell table:style-name="odsStyleTableCell-bc2b3bad237f218e9cd542d779f4df5d" office:value-type="string">
            <text:p>PESO</text:p>
          </table:table-cell>
          <table:table-cell table:style-name="odsStyleTableCell-bc2b3bad237f218e9cd542d779f4df5d" office:value-type="string">
            <text:p>CLP</text:p>
          </table:table-cell>
          <table:table-cell table:style-name="odsStyleTableCell-1036c7aaa1a37e9e953e297a3286a597" office:value-type="string">
            <text:p>0.00736</text:p>
          </table:table-cell>
          <table:table-cell table:style-name="odsStyleTableCell-1036c7aaa1a37e9e953e297a3286a597" office:value-type="string">
            <text:p>932.56000</text:p>
          </table:table-cell>
        </table:table-row>
        <table:table-row table:style-name="ro1">
          <table:table-cell table:style-name="odsStyleTableCell-bc2b3bad237f218e9cd542d779f4df5d" office:value-type="string">
            <text:p>COLOMBIA</text:p>
          </table:table-cell>
          <table:table-cell table:style-name="odsStyleTableCell-bc2b3bad237f218e9cd542d779f4df5d" office:value-type="string">
            <text:p>PESO</text:p>
          </table:table-cell>
          <table:table-cell table:style-name="odsStyleTableCell-bc2b3bad237f218e9cd542d779f4df5d" office:value-type="string">
            <text:p>COP</text:p>
          </table:table-cell>
          <table:table-cell table:style-name="odsStyleTableCell-1036c7aaa1a37e9e953e297a3286a597" office:value-type="string">
            <text:p>0.00176</text:p>
          </table:table-cell>
          <table:table-cell table:style-name="odsStyleTableCell-1036c7aaa1a37e9e953e297a3286a597" office:value-type="string">
            <text:p>3,887.72000</text:p>
          </table:table-cell>
        </table:table-row>
        <table:table-row table:style-name="ro1">
          <table:table-cell table:style-name="odsStyleTableCell-bc2b3bad237f218e9cd542d779f4df5d" office:value-type="string">
            <text:p>COREA DEL SUR</text:p>
          </table:table-cell>
          <table:table-cell table:style-name="odsStyleTableCell-bc2b3bad237f218e9cd542d779f4df5d" office:value-type="string">
            <text:p>WON</text:p>
          </table:table-cell>
          <table:table-cell table:style-name="odsStyleTableCell-bc2b3bad237f218e9cd542d779f4df5d" office:value-type="string">
            <text:p>KRW</text:p>
          </table:table-cell>
          <table:table-cell table:style-name="odsStyleTableCell-1036c7aaa1a37e9e953e297a3286a597" office:value-type="string">
            <text:p>0.00515</text:p>
          </table:table-cell>
          <table:table-cell table:style-name="odsStyleTableCell-1036c7aaa1a37e9e953e297a3286a597" office:value-type="string">
            <text:p>1,331.77000</text:p>
          </table:table-cell>
        </table:table-row>
        <table:table-row table:style-name="ro1">
          <table:table-cell table:style-name="odsStyleTableCell-bc2b3bad237f218e9cd542d779f4df5d" office:value-type="string">
            <text:p>COSTA RICA</text:p>
          </table:table-cell>
          <table:table-cell table:style-name="odsStyleTableCell-bc2b3bad237f218e9cd542d779f4df5d" office:value-type="string">
            <text:p>COLON COSTARRICENSE</text:p>
          </table:table-cell>
          <table:table-cell table:style-name="odsStyleTableCell-bc2b3bad237f218e9cd542d779f4df5d" office:value-type="string">
            <text:p>CRC</text:p>
          </table:table-cell>
          <table:table-cell table:style-name="odsStyleTableCell-1036c7aaa1a37e9e953e297a3286a597" office:value-type="string">
            <text:p>0.01323</text:p>
          </table:table-cell>
          <table:table-cell table:style-name="odsStyleTableCell-1036c7aaa1a37e9e953e297a3286a597" office:value-type="string">
            <text:p>518.45000</text:p>
          </table:table-cell>
        </table:table-row>
        <table:table-row table:style-name="ro1">
          <table:table-cell table:style-name="odsStyleTableCell-bc2b3bad237f218e9cd542d779f4df5d" office:value-type="string">
            <text:p>REPUBLICA CHECA</text:p>
          </table:table-cell>
          <table:table-cell table:style-name="odsStyleTableCell-bc2b3bad237f218e9cd542d779f4df5d" office:value-type="string">
            <text:p>CORONA CHECA</text:p>
          </table:table-cell>
          <table:table-cell table:style-name="odsStyleTableCell-bc2b3bad237f218e9cd542d779f4df5d" office:value-type="string">
            <text:p>CZK</text:p>
          </table:table-cell>
          <table:table-cell table:style-name="odsStyleTableCell-1036c7aaa1a37e9e953e297a3286a597" office:value-type="string">
            <text:p>0.30017</text:p>
          </table:table-cell>
          <table:table-cell table:style-name="odsStyleTableCell-1036c7aaa1a37e9e953e297a3286a597" office:value-type="string">
            <text:p>22.85350</text:p>
          </table:table-cell>
        </table:table-row>
        <table:table-row table:style-name="ro1">
          <table:table-cell table:style-name="odsStyleTableCell-bc2b3bad237f218e9cd542d779f4df5d" office:value-type="string">
            <text:p>DINAMARCA</text:p>
          </table:table-cell>
          <table:table-cell table:style-name="odsStyleTableCell-bc2b3bad237f218e9cd542d779f4df5d" office:value-type="string">
            <text:p>CORONA</text:p>
          </table:table-cell>
          <table:table-cell table:style-name="odsStyleTableCell-bc2b3bad237f218e9cd542d779f4df5d" office:value-type="string">
            <text:p>DKK</text:p>
          </table:table-cell>
          <table:table-cell table:style-name="odsStyleTableCell-1036c7aaa1a37e9e953e297a3286a597" office:value-type="string">
            <text:p>1.00079</text:p>
          </table:table-cell>
          <table:table-cell table:style-name="odsStyleTableCell-1036c7aaa1a37e9e953e297a3286a597" office:value-type="string">
            <text:p>6.85460</text:p>
          </table:table-cell>
        </table:table-row>
        <table:table-row table:style-name="ro1">
          <table:table-cell table:style-name="odsStyleTableCell-bc2b3bad237f218e9cd542d779f4df5d" office:value-type="string">
            <text:p>ECUADOR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USD</text:p>
          </table:table-cell>
          <table:table-cell table:style-name="odsStyleTableCell-1036c7aaa1a37e9e953e297a3286a597" office:value-type="string">
            <text:p>6.86000</text:p>
          </table:table-cell>
          <table:table-cell table:style-name="odsStyleTableCell-1036c7aaa1a37e9e953e297a3286a597" office:value-type="string">
            <text:p>1.00000</text:p>
          </table:table-cell>
        </table:table-row>
        <table:table-row table:style-name="ro1">
          <table:table-cell table:style-name="odsStyleTableCell-bc2b3bad237f218e9cd542d779f4df5d" office:value-type="string">
            <text:p>EMIRATOS ARABES</text:p>
          </table:table-cell>
          <table:table-cell table:style-name="odsStyleTableCell-bc2b3bad237f218e9cd542d779f4df5d" office:value-type="string">
            <text:p>DIRHAM</text:p>
          </table:table-cell>
          <table:table-cell table:style-name="odsStyleTableCell-bc2b3bad237f218e9cd542d779f4df5d" office:value-type="string">
            <text:p>AED</text:p>
          </table:table-cell>
          <table:table-cell table:style-name="odsStyleTableCell-1036c7aaa1a37e9e953e297a3286a597" office:value-type="string">
            <text:p>1.86773</text:p>
          </table:table-cell>
          <table:table-cell table:style-name="odsStyleTableCell-1036c7aaa1a37e9e953e297a3286a597" office:value-type="string">
            <text:p>3.67290</text:p>
          </table:table-cell>
        </table:table-row>
        <table:table-row table:style-name="ro1">
          <table:table-cell table:style-name="odsStyleTableCell-bc2b3bad237f218e9cd542d779f4df5d" office:value-type="string">
            <text:p>FILIPINAS</text:p>
          </table:table-cell>
          <table:table-cell table:style-name="odsStyleTableCell-bc2b3bad237f218e9cd542d779f4df5d" office:value-type="string">
            <text:p>PESO FILIPINO</text:p>
          </table:table-cell>
          <table:table-cell table:style-name="odsStyleTableCell-bc2b3bad237f218e9cd542d779f4df5d" office:value-type="string">
            <text:p>PHP</text:p>
          </table:table-cell>
          <table:table-cell table:style-name="odsStyleTableCell-1036c7aaa1a37e9e953e297a3286a597" office:value-type="string">
            <text:p>0.12223</text:p>
          </table:table-cell>
          <table:table-cell table:style-name="odsStyleTableCell-1036c7aaa1a37e9e953e297a3286a597" office:value-type="string">
            <text:p>56.12400</text:p>
          </table:table-cell>
        </table:table-row>
        <table:table-row table:style-name="ro1">
          <table:table-cell table:style-name="odsStyleTableCell-bc2b3bad237f218e9cd542d779f4df5d" office:value-type="string">
            <text:p>HAITÍ</text:p>
          </table:table-cell>
          <table:table-cell table:style-name="odsStyleTableCell-bc2b3bad237f218e9cd542d779f4df5d" office:value-type="string">
            <text:p>GOURDE</text:p>
          </table:table-cell>
          <table:table-cell table:style-name="odsStyleTableCell-bc2b3bad237f218e9cd542d779f4df5d" office:value-type="string">
            <text:p>HTG</text:p>
          </table:table-cell>
          <table:table-cell table:style-name="odsStyleTableCell-1036c7aaa1a37e9e953e297a3286a597" office:value-type="string">
            <text:p>0.05216</text:p>
          </table:table-cell>
          <table:table-cell table:style-name="odsStyleTableCell-1036c7aaa1a37e9e953e297a3286a597" office:value-type="string">
            <text:p>131.50580</text:p>
          </table:table-cell>
        </table:table-row>
        <table:table-row table:style-name="ro1">
          <table:table-cell table:style-name="odsStyleTableCell-bc2b3bad237f218e9cd542d779f4df5d" office:value-type="string">
            <text:p>HONG KONG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HKD</text:p>
          </table:table-cell>
          <table:table-cell table:style-name="odsStyleTableCell-1036c7aaa1a37e9e953e297a3286a597" office:value-type="string">
            <text:p>0.87732</text:p>
          </table:table-cell>
          <table:table-cell table:style-name="odsStyleTableCell-1036c7aaa1a37e9e953e297a3286a597" office:value-type="string">
            <text:p>7.81930</text:p>
          </table:table-cell>
        </table:table-row>
        <table:table-row table:style-name="ro1">
          <table:table-cell table:style-name="odsStyleTableCell-bc2b3bad237f218e9cd542d779f4df5d" office:value-type="string">
            <text:p>INDIA</text:p>
          </table:table-cell>
          <table:table-cell table:style-name="odsStyleTableCell-bc2b3bad237f218e9cd542d779f4df5d" office:value-type="string">
            <text:p>RUPIA</text:p>
          </table:table-cell>
          <table:table-cell table:style-name="odsStyleTableCell-bc2b3bad237f218e9cd542d779f4df5d" office:value-type="string">
            <text:p>INR</text:p>
          </table:table-cell>
          <table:table-cell table:style-name="odsStyleTableCell-1036c7aaa1a37e9e953e297a3286a597" office:value-type="string">
            <text:p>0.08268</text:p>
          </table:table-cell>
          <table:table-cell table:style-name="odsStyleTableCell-1036c7aaa1a37e9e953e297a3286a597" office:value-type="string">
            <text:p>82.97500</text:p>
          </table:table-cell>
        </table:table-row>
        <table:table-row table:style-name="ro1">
          <table:table-cell table:style-name="odsStyleTableCell-bc2b3bad237f218e9cd542d779f4df5d" office:value-type="string">
            <text:p>INDONESIA</text:p>
          </table:table-cell>
          <table:table-cell table:style-name="odsStyleTableCell-bc2b3bad237f218e9cd542d779f4df5d" office:value-type="string">
            <text:p>RUPIA INDONESIA</text:p>
          </table:table-cell>
          <table:table-cell table:style-name="odsStyleTableCell-bc2b3bad237f218e9cd542d779f4df5d" office:value-type="string">
            <text:p>IDR</text:p>
          </table:table-cell>
          <table:table-cell table:style-name="odsStyleTableCell-1036c7aaa1a37e9e953e297a3286a597" office:value-type="string">
            <text:p>0.00044</text:p>
          </table:table-cell>
          <table:table-cell table:style-name="odsStyleTableCell-1036c7aaa1a37e9e953e297a3286a597" office:value-type="string">
            <text:p>15,764.50000</text:p>
          </table:table-cell>
        </table:table-row>
        <table:table-row table:style-name="ro1">
          <table:table-cell table:style-name="odsStyleTableCell-bc2b3bad237f218e9cd542d779f4df5d" office:value-type="string">
            <text:p>ISRAEL</text:p>
          </table:table-cell>
          <table:table-cell table:style-name="odsStyleTableCell-bc2b3bad237f218e9cd542d779f4df5d" office:value-type="string">
            <text:p>NUEVO SÉQUEL</text:p>
          </table:table-cell>
          <table:table-cell table:style-name="odsStyleTableCell-bc2b3bad237f218e9cd542d779f4df5d" office:value-type="string">
            <text:p>ILS</text:p>
          </table:table-cell>
          <table:table-cell table:style-name="odsStyleTableCell-1036c7aaa1a37e9e953e297a3286a597" office:value-type="string">
            <text:p>1.88100</text:p>
          </table:table-cell>
          <table:table-cell table:style-name="odsStyleTableCell-1036c7aaa1a37e9e953e297a3286a597" office:value-type="string">
            <text:p>3.64700</text:p>
          </table:table-cell>
        </table:table-row>
        <table:table-row table:style-name="ro1">
          <table:table-cell table:style-name="odsStyleTableCell-bc2b3bad237f218e9cd542d779f4df5d" office:value-type="string">
            <text:p>MALASIA</text:p>
          </table:table-cell>
          <table:table-cell table:style-name="odsStyleTableCell-bc2b3bad237f218e9cd542d779f4df5d" office:value-type="string">
            <text:p>RINGGIT MALAYO</text:p>
          </table:table-cell>
          <table:table-cell table:style-name="odsStyleTableCell-bc2b3bad237f218e9cd542d779f4df5d" office:value-type="string">
            <text:p>MYR</text:p>
          </table:table-cell>
          <table:table-cell table:style-name="odsStyleTableCell-1036c7aaa1a37e9e953e297a3286a597" office:value-type="string">
            <text:p>1.44940</text:p>
          </table:table-cell>
          <table:table-cell table:style-name="odsStyleTableCell-1036c7aaa1a37e9e953e297a3286a597" office:value-type="string">
            <text:p>4.73300</text:p>
          </table:table-cell>
        </table:table-row>
        <table:table-row table:style-name="ro1">
          <table:table-cell table:style-name="odsStyleTableCell-bc2b3bad237f218e9cd542d779f4df5d" office:value-type="string">
            <text:p>MEXICO</text:p>
          </table:table-cell>
          <table:table-cell table:style-name="odsStyleTableCell-bc2b3bad237f218e9cd542d779f4df5d" office:value-type="string">
            <text:p>PESO</text:p>
          </table:table-cell>
          <table:table-cell table:style-name="odsStyleTableCell-bc2b3bad237f218e9cd542d779f4df5d" office:value-type="string">
            <text:p>MXN</text:p>
          </table:table-cell>
          <table:table-cell table:style-name="odsStyleTableCell-1036c7aaa1a37e9e953e297a3286a597" office:value-type="string">
            <text:p>0.40157</text:p>
          </table:table-cell>
          <table:table-cell table:style-name="odsStyleTableCell-1036c7aaa1a37e9e953e297a3286a597" office:value-type="string">
            <text:p>17.08310</text:p>
          </table:table-cell>
        </table:table-row>
        <table:table-row table:style-name="ro1">
          <table:table-cell table:style-name="odsStyleTableCell-bc2b3bad237f218e9cd542d779f4df5d" office:value-type="string">
            <text:p>NORUEGA</text:p>
          </table:table-cell>
          <table:table-cell table:style-name="odsStyleTableCell-bc2b3bad237f218e9cd542d779f4df5d" office:value-type="string">
            <text:p>CORONA</text:p>
          </table:table-cell>
          <table:table-cell table:style-name="odsStyleTableCell-bc2b3bad237f218e9cd542d779f4df5d" office:value-type="string">
            <text:p>NOK</text:p>
          </table:table-cell>
          <table:table-cell table:style-name="odsStyleTableCell-1036c7aaa1a37e9e953e297a3286a597" office:value-type="string">
            <text:p>0.65698</text:p>
          </table:table-cell>
          <table:table-cell table:style-name="odsStyleTableCell-1036c7aaa1a37e9e953e297a3286a597" office:value-type="string">
            <text:p>10.44170</text:p>
          </table:table-cell>
        </table:table-row>
        <table:table-row table:style-name="ro1">
          <table:table-cell table:style-name="odsStyleTableCell-bc2b3bad237f218e9cd542d779f4df5d" office:value-type="string">
            <text:p>PANAMÁ</text:p>
          </table:table-cell>
          <table:table-cell table:style-name="odsStyleTableCell-bc2b3bad237f218e9cd542d779f4df5d" office:value-type="string">
            <text:p>BALBOA</text:p>
          </table:table-cell>
          <table:table-cell table:style-name="odsStyleTableCell-bc2b3bad237f218e9cd542d779f4df5d" office:value-type="string">
            <text:p>PAB</text:p>
          </table:table-cell>
          <table:table-cell table:style-name="odsStyleTableCell-1036c7aaa1a37e9e953e297a3286a597" office:value-type="string">
            <text:p>6.86000</text:p>
          </table:table-cell>
          <table:table-cell table:style-name="odsStyleTableCell-1036c7aaa1a37e9e953e297a3286a597" office:value-type="string">
            <text:p>1.00000</text:p>
          </table:table-cell>
        </table:table-row>
        <table:table-row table:style-name="ro1">
          <table:table-cell table:style-name="odsStyleTableCell-bc2b3bad237f218e9cd542d779f4df5d" office:value-type="string">
            <text:p>PARAGUAY</text:p>
          </table:table-cell>
          <table:table-cell table:style-name="odsStyleTableCell-bc2b3bad237f218e9cd542d779f4df5d" office:value-type="string">
            <text:p>GUARANI</text:p>
          </table:table-cell>
          <table:table-cell table:style-name="odsStyleTableCell-bc2b3bad237f218e9cd542d779f4df5d" office:value-type="string">
            <text:p>PYG</text:p>
          </table:table-cell>
          <table:table-cell table:style-name="odsStyleTableCell-1036c7aaa1a37e9e953e297a3286a597" office:value-type="string">
            <text:p>0.00094</text:p>
          </table:table-cell>
          <table:table-cell table:style-name="odsStyleTableCell-1036c7aaa1a37e9e953e297a3286a597" office:value-type="string">
            <text:p>7,268.80000</text:p>
          </table:table-cell>
        </table:table-row>
        <table:table-row table:style-name="ro1">
          <table:table-cell table:style-name="odsStyleTableCell-bc2b3bad237f218e9cd542d779f4df5d" office:value-type="string">
            <text:p>PERU</text:p>
          </table:table-cell>
          <table:table-cell table:style-name="odsStyleTableCell-bc2b3bad237f218e9cd542d779f4df5d" office:value-type="string">
            <text:p>NUEVO SOL</text:p>
          </table:table-cell>
          <table:table-cell table:style-name="odsStyleTableCell-bc2b3bad237f218e9cd542d779f4df5d" office:value-type="string">
            <text:p>PEN</text:p>
          </table:table-cell>
          <table:table-cell table:style-name="odsStyleTableCell-1036c7aaa1a37e9e953e297a3286a597" office:value-type="string">
            <text:p>1.80005</text:p>
          </table:table-cell>
          <table:table-cell table:style-name="odsStyleTableCell-1036c7aaa1a37e9e953e297a3286a597" office:value-type="string">
            <text:p>3.81100</text:p>
          </table:table-cell>
        </table:table-row>
        <table:table-row table:style-name="ro1">
          <table:table-cell table:style-name="odsStyleTableCell-bc2b3bad237f218e9cd542d779f4df5d" office:value-type="string">
            <text:p>REINO UNIDO</text:p>
          </table:table-cell>
          <table:table-cell table:style-name="odsStyleTableCell-bc2b3bad237f218e9cd542d779f4df5d" office:value-type="string">
            <text:p>LIBRA</text:p>
          </table:table-cell>
          <table:table-cell table:style-name="odsStyleTableCell-bc2b3bad237f218e9cd542d779f4df5d" office:value-type="string">
            <text:p>GBP</text:p>
          </table:table-cell>
          <table:table-cell table:style-name="odsStyleTableCell-1036c7aaa1a37e9e953e297a3286a597" office:value-type="string">
            <text:p>8.74989</text:p>
          </table:table-cell>
          <table:table-cell table:style-name="odsStyleTableCell-1036c7aaa1a37e9e953e297a3286a597" office:value-type="string">
            <text:p>0.78401</text:p>
          </table:table-cell>
        </table:table-row>
        <table:table-row table:style-name="ro1">
          <table:table-cell table:style-name="odsStyleTableCell-bc2b3bad237f218e9cd542d779f4df5d" office:value-type="string">
            <text:p>REPÚBLICA DOMINICANA</text:p>
          </table:table-cell>
          <table:table-cell table:style-name="odsStyleTableCell-bc2b3bad237f218e9cd542d779f4df5d" office:value-type="string">
            <text:p>PESO DOMINICANO</text:p>
          </table:table-cell>
          <table:table-cell table:style-name="odsStyleTableCell-bc2b3bad237f218e9cd542d779f4df5d" office:value-type="string">
            <text:p>DOP</text:p>
          </table:table-cell>
          <table:table-cell table:style-name="odsStyleTableCell-1036c7aaa1a37e9e953e297a3286a597" office:value-type="string">
            <text:p>0.11678</text:p>
          </table:table-cell>
          <table:table-cell table:style-name="odsStyleTableCell-1036c7aaa1a37e9e953e297a3286a597" office:value-type="string">
            <text:p>58.74300</text:p>
          </table:table-cell>
        </table:table-row>
        <table:table-row table:style-name="ro1">
          <table:table-cell table:style-name="odsStyleTableCell-bc2b3bad237f218e9cd542d779f4df5d" office:value-type="string">
            <text:p>REP.POPULAR CHINA</text:p>
          </table:table-cell>
          <table:table-cell table:style-name="odsStyleTableCell-bc2b3bad237f218e9cd542d779f4df5d" office:value-type="string">
            <text:p>YUAN RENMINBI OFFSHORE</text:p>
          </table:table-cell>
          <table:table-cell table:style-name="odsStyleTableCell-bc2b3bad237f218e9cd542d779f4df5d" office:value-type="string">
            <text:p>CNH</text:p>
          </table:table-cell>
          <table:table-cell table:style-name="odsStyleTableCell-1036c7aaa1a37e9e953e297a3286a597" office:value-type="string">
            <text:p>0.95461</text:p>
          </table:table-cell>
          <table:table-cell table:style-name="odsStyleTableCell-1036c7aaa1a37e9e953e297a3286a597" office:value-type="string">
            <text:p>7.18620</text:p>
          </table:table-cell>
        </table:table-row>
        <table:table-row table:style-name="ro1">
          <table:table-cell table:style-name="odsStyleTableCell-bc2b3bad237f218e9cd542d779f4df5d" office:value-type="string">
            <text:p>RUSIA</text:p>
          </table:table-cell>
          <table:table-cell table:style-name="odsStyleTableCell-bc2b3bad237f218e9cd542d779f4df5d" office:value-type="string">
            <text:p>RUBLO RUSO</text:p>
          </table:table-cell>
          <table:table-cell table:style-name="odsStyleTableCell-bc2b3bad237f218e9cd542d779f4df5d" office:value-type="string">
            <text:p>RUB</text:p>
          </table:table-cell>
          <table:table-cell table:style-name="odsStyleTableCell-1036c7aaa1a37e9e953e297a3286a597" office:value-type="string">
            <text:p>0.07592</text:p>
          </table:table-cell>
          <table:table-cell table:style-name="odsStyleTableCell-1036c7aaa1a37e9e953e297a3286a597" office:value-type="string">
            <text:p>90.35280</text:p>
          </table:table-cell>
        </table:table-row>
        <table:table-row table:style-name="ro1">
          <table:table-cell table:style-name="odsStyleTableCell-bc2b3bad237f218e9cd542d779f4df5d" office:value-type="string">
            <text:p>SINGAPUR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SGD</text:p>
          </table:table-cell>
          <table:table-cell table:style-name="odsStyleTableCell-1036c7aaa1a37e9e953e297a3286a597" office:value-type="string">
            <text:p>5.13243</text:p>
          </table:table-cell>
          <table:table-cell table:style-name="odsStyleTableCell-1036c7aaa1a37e9e953e297a3286a597" office:value-type="string">
            <text:p>1.33660</text:p>
          </table:table-cell>
        </table:table-row>
        <table:table-row table:style-name="ro1">
          <table:table-cell table:style-name="odsStyleTableCell-bc2b3bad237f218e9cd542d779f4df5d" office:value-type="string">
            <text:p>SUDÁFRICA</text:p>
          </table:table-cell>
          <table:table-cell table:style-name="odsStyleTableCell-bc2b3bad237f218e9cd542d779f4df5d" office:value-type="string">
            <text:p>RAND</text:p>
          </table:table-cell>
          <table:table-cell table:style-name="odsStyleTableCell-bc2b3bad237f218e9cd542d779f4df5d" office:value-type="string">
            <text:p>ZAR</text:p>
          </table:table-cell>
          <table:table-cell table:style-name="odsStyleTableCell-1036c7aaa1a37e9e953e297a3286a597" office:value-type="string">
            <text:p>0.36888</text:p>
          </table:table-cell>
          <table:table-cell table:style-name="odsStyleTableCell-1036c7aaa1a37e9e953e297a3286a597" office:value-type="string">
            <text:p>18.59680</text:p>
          </table:table-cell>
        </table:table-row>
        <table:table-row table:style-name="ro1">
          <table:table-cell table:style-name="odsStyleTableCell-bc2b3bad237f218e9cd542d779f4df5d" office:value-type="string">
            <text:p>SUECIA</text:p>
          </table:table-cell>
          <table:table-cell table:style-name="odsStyleTableCell-bc2b3bad237f218e9cd542d779f4df5d" office:value-type="string">
            <text:p>CORONA</text:p>
          </table:table-cell>
          <table:table-cell table:style-name="odsStyleTableCell-bc2b3bad237f218e9cd542d779f4df5d" office:value-type="string">
            <text:p>SEK</text:p>
          </table:table-cell>
          <table:table-cell table:style-name="odsStyleTableCell-1036c7aaa1a37e9e953e297a3286a597" office:value-type="string">
            <text:p>0.66014</text:p>
          </table:table-cell>
          <table:table-cell table:style-name="odsStyleTableCell-1036c7aaa1a37e9e953e297a3286a597" office:value-type="string">
            <text:p>10.39180</text:p>
          </table:table-cell>
        </table:table-row>
        <table:table-row table:style-name="ro1">
          <table:table-cell table:style-name="odsStyleTableCell-bc2b3bad237f218e9cd542d779f4df5d" office:value-type="string">
            <text:p>SUIZA</text:p>
          </table:table-cell>
          <table:table-cell table:style-name="odsStyleTableCell-bc2b3bad237f218e9cd542d779f4df5d" office:value-type="string">
            <text:p>FRANCO</text:p>
          </table:table-cell>
          <table:table-cell table:style-name="odsStyleTableCell-bc2b3bad237f218e9cd542d779f4df5d" office:value-type="string">
            <text:p>CHF</text:p>
          </table:table-cell>
          <table:table-cell table:style-name="odsStyleTableCell-1036c7aaa1a37e9e953e297a3286a597" office:value-type="string">
            <text:p>7.99627</text:p>
          </table:table-cell>
          <table:table-cell table:style-name="odsStyleTableCell-1036c7aaa1a37e9e953e297a3286a597" office:value-type="string">
            <text:p>0.85790</text:p>
          </table:table-cell>
        </table:table-row>
        <table:table-row table:style-name="ro1">
          <table:table-cell table:style-name="odsStyleTableCell-bc2b3bad237f218e9cd542d779f4df5d" office:value-type="string">
            <text:p>TAILANDIA</text:p>
          </table:table-cell>
          <table:table-cell table:style-name="odsStyleTableCell-bc2b3bad237f218e9cd542d779f4df5d" office:value-type="string">
            <text:p>THAI BAHT</text:p>
          </table:table-cell>
          <table:table-cell table:style-name="odsStyleTableCell-bc2b3bad237f218e9cd542d779f4df5d" office:value-type="string">
            <text:p>THB</text:p>
          </table:table-cell>
          <table:table-cell table:style-name="odsStyleTableCell-1036c7aaa1a37e9e953e297a3286a597" office:value-type="string">
            <text:p>0.19415</text:p>
          </table:table-cell>
          <table:table-cell table:style-name="odsStyleTableCell-1036c7aaa1a37e9e953e297a3286a597" office:value-type="string">
            <text:p>35.33300</text:p>
          </table:table-cell>
        </table:table-row>
        <table:table-row table:style-name="ro1">
          <table:table-cell table:style-name="odsStyleTableCell-bc2b3bad237f218e9cd542d779f4df5d" office:value-type="string">
            <text:p>TAIWAN</text:p>
          </table:table-cell>
          <table:table-cell table:style-name="odsStyleTableCell-bc2b3bad237f218e9cd542d779f4df5d" office:value-type="string">
            <text:p>DÓLAR</text:p>
          </table:table-cell>
          <table:table-cell table:style-name="odsStyleTableCell-bc2b3bad237f218e9cd542d779f4df5d" office:value-type="string">
            <text:p>TWD</text:p>
          </table:table-cell>
          <table:table-cell table:style-name="odsStyleTableCell-1036c7aaa1a37e9e953e297a3286a597" office:value-type="string">
            <text:p>0.21895</text:p>
          </table:table-cell>
          <table:table-cell table:style-name="odsStyleTableCell-1036c7aaa1a37e9e953e297a3286a597" office:value-type="string">
            <text:p>31.33200</text:p>
          </table:table-cell>
        </table:table-row>
        <table:table-row table:style-name="ro1">
          <table:table-cell table:style-name="odsStyleTableCell-bc2b3bad237f218e9cd542d779f4df5d" office:value-type="string">
            <text:p>TÚNEZ</text:p>
          </table:table-cell>
          <table:table-cell table:style-name="odsStyleTableCell-bc2b3bad237f218e9cd542d779f4df5d" office:value-type="string">
            <text:p>DINAR TUNECINO</text:p>
          </table:table-cell>
          <table:table-cell table:style-name="odsStyleTableCell-bc2b3bad237f218e9cd542d779f4df5d" office:value-type="string">
            <text:p>TND</text:p>
          </table:table-cell>
          <table:table-cell table:style-name="odsStyleTableCell-1036c7aaa1a37e9e953e297a3286a597" office:value-type="string">
            <text:p>2.20295</text:p>
          </table:table-cell>
          <table:table-cell table:style-name="odsStyleTableCell-1036c7aaa1a37e9e953e297a3286a597" office:value-type="string">
            <text:p>3.11400</text:p>
          </table:table-cell>
        </table:table-row>
        <table:table-row table:style-name="ro1">
          <table:table-cell table:style-name="odsStyleTableCell-bc2b3bad237f218e9cd542d779f4df5d" office:value-type="string">
            <text:p>TURQUÍA</text:p>
          </table:table-cell>
          <table:table-cell table:style-name="odsStyleTableCell-bc2b3bad237f218e9cd542d779f4df5d" office:value-type="string">
            <text:p>LIRA TURCA</text:p>
          </table:table-cell>
          <table:table-cell table:style-name="odsStyleTableCell-bc2b3bad237f218e9cd542d779f4df5d" office:value-type="string">
            <text:p>TRY</text:p>
          </table:table-cell>
          <table:table-cell table:style-name="odsStyleTableCell-1036c7aaa1a37e9e953e297a3286a597" office:value-type="string">
            <text:p>0.22613</text:p>
          </table:table-cell>
          <table:table-cell table:style-name="odsStyleTableCell-1036c7aaa1a37e9e953e297a3286a597" office:value-type="string">
            <text:p>30.33670</text:p>
          </table:table-cell>
        </table:table-row>
        <table:table-row table:style-name="ro1">
          <table:table-cell table:style-name="odsStyleTableCell-bc2b3bad237f218e9cd542d779f4df5d" office:value-type="string">
            <text:p>URUGUAY</text:p>
          </table:table-cell>
          <table:table-cell table:style-name="odsStyleTableCell-bc2b3bad237f218e9cd542d779f4df5d" office:value-type="string">
            <text:p>PESO</text:p>
          </table:table-cell>
          <table:table-cell table:style-name="odsStyleTableCell-bc2b3bad237f218e9cd542d779f4df5d" office:value-type="string">
            <text:p>UYU</text:p>
          </table:table-cell>
          <table:table-cell table:style-name="odsStyleTableCell-1036c7aaa1a37e9e953e297a3286a597" office:value-type="string">
            <text:p>0.17562</text:p>
          </table:table-cell>
          <table:table-cell table:style-name="odsStyleTableCell-1036c7aaa1a37e9e953e297a3286a597" office:value-type="string">
            <text:p>39.06050</text:p>
          </table:table-cell>
        </table:table-row>
        <table:table-row table:style-name="ro1">
          <table:table-cell table:style-name="odsStyleTableCell-bc2b3bad237f218e9cd542d779f4df5d" office:value-type="string">
            <text:p>VENEZUELA</text:p>
          </table:table-cell>
          <table:table-cell table:style-name="odsStyleTableCell-bc2b3bad237f218e9cd542d779f4df5d" office:value-type="string">
            <text:p>BOLIVAR DIGITAL</text:p>
          </table:table-cell>
          <table:table-cell table:style-name="odsStyleTableCell-bc2b3bad237f218e9cd542d779f4df5d" office:value-type="string">
            <text:p>VES</text:p>
          </table:table-cell>
          <table:table-cell table:style-name="odsStyleTableCell-1036c7aaa1a37e9e953e297a3286a597" office:value-type="string">
            <text:p>0.18971</text:p>
          </table:table-cell>
          <table:table-cell table:style-name="odsStyleTableCell-1036c7aaa1a37e9e953e297a3286a597" office:value-type="string">
            <text:p>36.16000</text:p>
          </table:table-cell>
        </table:table-row>
        <table:table-row table:style-name="ro1">
          <table:table-cell table:style-name="odsStyleTableCell-bc2b3bad237f218e9cd542d779f4df5d" office:value-type="string">
            <text:p>VIETNAM</text:p>
          </table:table-cell>
          <table:table-cell table:style-name="odsStyleTableCell-bc2b3bad237f218e9cd542d779f4df5d" office:value-type="string">
            <text:p>DONG</text:p>
          </table:table-cell>
          <table:table-cell table:style-name="odsStyleTableCell-bc2b3bad237f218e9cd542d779f4df5d" office:value-type="string">
            <text:p>VND</text:p>
          </table:table-cell>
          <table:table-cell table:style-name="odsStyleTableCell-1036c7aaa1a37e9e953e297a3286a597" office:value-type="string">
            <text:p>0.00028</text:p>
          </table:table-cell>
          <table:table-cell table:style-name="odsStyleTableCell-1036c7aaa1a37e9e953e297a3286a597" office:value-type="string">
            <text:p>24,410.00000</text:p>
          </table:table-cell>
        </table:table-row>
        <table:table-row table:style-name="ro1">
          <table:table-cell table:style-name="odsStyleTableCell-bc2b3bad237f218e9cd542d779f4df5d" office:value-type="string">
            <text:p/>
          </table:table-cell>
          <table:table-cell table:style-name="odsStyleTableCell-bc2b3bad237f218e9cd542d779f4df5d" office:value-type="string">
            <text:p>DERECHO ESPECIAL DE GIRO</text:p>
          </table:table-cell>
          <table:table-cell table:style-name="odsStyleTableCell-bc2b3bad237f218e9cd542d779f4df5d" office:value-type="string">
            <text:p>USD/D.E.G.</text:p>
          </table:table-cell>
          <table:table-cell table:style-name="odsStyleTableCell-1036c7aaa1a37e9e953e297a3286a597" office:value-type="string">
            <text:p/>
          </table:table-cell>
          <table:table-cell table:style-name="odsStyleTableCell-1036c7aaa1a37e9e953e297a3286a597" office:value-type="string">
            <text:p>1.32890</text:p>
          </table:table-cell>
        </table:table-row>
        <table:table-row table:style-name="ro1">
          <table:table-cell table:style-name="odsStyleTableCell-bc2b3bad237f218e9cd542d779f4df5d" office:value-type="string">
            <text:p/>
          </table:table-cell>
          <table:table-cell table:style-name="odsStyleTableCell-bc2b3bad237f218e9cd542d779f4df5d" office:value-type="string">
            <text:p>UNIDAD DE FOMENTO DE VIVIENDA</text:p>
          </table:table-cell>
          <table:table-cell table:style-name="odsStyleTableCell-bc2b3bad237f218e9cd542d779f4df5d" office:value-type="string">
            <text:p>Bs/UFV</text:p>
          </table:table-cell>
          <table:table-cell table:style-name="odsStyleTableCell-1036c7aaa1a37e9e953e297a3286a597" office:value-type="string">
            <text:p/>
          </table:table-cell>
          <table:table-cell table:style-name="odsStyleTableCell-1036c7aaa1a37e9e953e297a3286a597" office:value-type="string">
            <text:p>2.4787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3fcd58023e359b3e5c88a8c74a1e58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949d3abe4fbd493d62339ee08f1125b" office:value-type="string">
            <text:p> </text:p>
          </table:table-cell>
          <table:table-cell table:style-name="odsStyleTableCell-b949d3abe4fbd493d62339ee08f1125b" office:value-type="string">
            <text:p>UNIDAD MONETARIA</text:p>
          </table:table-cell>
          <table:table-cell table:style-name="odsStyleTableCell-b949d3abe4fbd493d62339ee08f1125b" office:value-type="string">
            <text:p>MONEDA</text:p>
          </table:table-cell>
          <table:table-cell table:style-name="odsStyleTableCell-b949d3abe4fbd493d62339ee08f1125b" office:value-type="string">
            <text:p>TIPO DE CAMBIO EN M.E.</text:p>
          </table:table-cell>
        </table:table-row>
        <table:table-row table:style-name="ro1">
          <table:table-cell table:style-name="odsStyleTableCell-bc2b3bad237f218e9cd542d779f4df5d" office:value-type="string">
            <text:p>ORO</text:p>
          </table:table-cell>
          <table:table-cell table:style-name="odsStyleTableCell-bc2b3bad237f218e9cd542d779f4df5d" office:value-type="string">
            <text:p>ONZA TROY ORO</text:p>
          </table:table-cell>
          <table:table-cell table:style-name="odsStyleTableCell-bc2b3bad237f218e9cd542d779f4df5d" office:value-type="string">
            <text:p>USD./O.T.F.</text:p>
          </table:table-cell>
          <table:table-cell table:style-name="odsStyleTableCell-1036c7aaa1a37e9e953e297a3286a597" office:value-type="string">
            <text:p>2,056.88000</text:p>
          </table:table-cell>
        </table:table-row>
        <table:table-row table:style-name="ro1">
          <table:table-cell table:style-name="odsStyleTableCell-bc2b3bad237f218e9cd542d779f4df5d" office:value-type="string">
            <text:p>PLATA</text:p>
          </table:table-cell>
          <table:table-cell table:style-name="odsStyleTableCell-bc2b3bad237f218e9cd542d779f4df5d" office:value-type="string">
            <text:p>ONZA TROY PLATA</text:p>
          </table:table-cell>
          <table:table-cell table:style-name="odsStyleTableCell-bc2b3bad237f218e9cd542d779f4df5d" office:value-type="string">
            <text:p>USD./O.T.F.</text:p>
          </table:table-cell>
          <table:table-cell table:style-name="odsStyleTableCell-1036c7aaa1a37e9e953e297a3286a597" office:value-type="string">
            <text:p>23.205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3fcd58023e359b3e5c88a8c74a1e58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949d3abe4fbd493d62339ee08f1125b" office:value-type="string">
            <text:p> </text:p>
          </table:table-cell>
          <table:table-cell table:style-name="odsStyleTableCell-b949d3abe4fbd493d62339ee08f1125b" office:value-type="string">
            <text:p>1 MES</text:p>
          </table:table-cell>
          <table:table-cell table:style-name="odsStyleTableCell-b949d3abe4fbd493d62339ee08f1125b" office:value-type="string">
            <text:p>3 MESES</text:p>
          </table:table-cell>
          <table:table-cell table:style-name="odsStyleTableCell-b949d3abe4fbd493d62339ee08f1125b" office:value-type="string">
            <text:p>6 MESES</text:p>
          </table:table-cell>
        </table:table-row>
        <table:table-row table:style-name="ro1">
          <table:table-cell table:style-name="odsStyleTableCell-89f38e2fee4363fcad539b40d8b9041f" office:value-type="string">
            <text:p>TASA LIBOR(USD)</text:p>
          </table:table-cell>
          <table:table-cell table:style-name="odsStyleTableCell-1036c7aaa1a37e9e953e297a3286a597" office:value-type="string">
            <text:p>5.45</text:p>
          </table:table-cell>
          <table:table-cell table:style-name="odsStyleTableCell-1036c7aaa1a37e9e953e297a3286a597" office:value-type="string">
            <text:p>5.59</text:p>
          </table:table-cell>
          <table:table-cell table:style-name="odsStyleTableCell-1036c7aaa1a37e9e953e297a3286a597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c2b3bad237f218e9cd542d779f4df5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57</meta:creation-date>
    <meta:generator>ods générator</meta:generator>
    <dc:date>2024-10-16T13:16:57</dc:date>
    <meta:editing-duration>PT1S</meta:editing-duration>
    <meta:editing-cycles>1</meta:editing-cycles>
    <meta:document-statistic meta:table-count="1" meta:cell-count="4" meta:object-count="0"/>
  </office:meta>
</office:document-meta>
</file>